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481" officeooo:paragraph-rsid="0005f481"/>
    </style:style>
    <style:style style:name="P2" style:family="paragraph" style:parent-style-name="Standard">
      <style:text-properties fo:font-weight="bold" officeooo:rsid="0005f481" officeooo:paragraph-rsid="0005f48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nkins set up to run json and get csv:</text:p>
      <text:p text:style-name="P1"/>
      <text:p text:style-name="P1">pwd</text:p>
      <text:p text:style-name="P1">cd NSDC</text:p>
      <text:p text:style-name="P1">#npm init --yes</text:p>
      <text:p text:style-name="P1">#npm install newman #--save-dev</text:p>
      <text:p text:style-name="P1">#npm install newman-reporter-csv --save-dev</text:p>
      <text:p text:style-name="P1">./node_modules/.bin/newman run /var/lib/jenkins/workspace/API_Automation_dev/API_Automation/All_Collections/Key_wise_API_collection.postman_collection.json -r csv --reporter-csv-export /var/lib/jenkins/workspace/API_Automation_dev/NSDC/newman/NSDC_API_Testing_Report.csv </text:p>
      <text:p text:style-name="P1"/>
      <text:p text:style-name="P2">To run html:</text:p>
      <text:p text:style-name="P1"/>
      <text:p text:style-name="P1"/>
      <text:p text:style-name="P1">pwd</text:p>
      <text:p text:style-name="P1">cd NSDC</text:p>
      <text:p text:style-name="P1">cp /var/lib/jenkins/workspace/API_Automation_dev/NSDC/newman/NSDC_API_Testing_Report.csv <text:s/>/var/lib/jenkins/workspace/NSDC_HTML_MAIN/NSDC/NSDC_API_Testing_Report.csv</text:p>
      <text:p text:style-name="P1">cp /var/lib/jenkins/workspace/External_Services_API/NSDC/newman/NSDC_External_Service_API_Testing_Report.csv <text:s/>/var/lib/jenkins/workspace/NSDC_HTML_MAIN/NSDC/NSDC_External_Service_API_Testing_Report.csv</text:p>
      <text:p text:style-name="P1">python3 /var/lib/jenkins/workspace/NSDC_HTML_MAIN/API_Automation/API_testing_report_to_HTML_only_failure_.py</text:p>
      <text:p text:style-name="P1">python3 /var/lib/jenkins/workspace/NSDC_HTML_MAIN/API_Automation/External_Service.py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03:43.975522109</meta:creation-date>
    <dc:date>2024-01-22T15:05:36.153122152</dc:date>
    <meta:editing-duration>PT1M54S</meta:editing-duration>
    <meta:editing-cycles>1</meta:editing-cycles>
    <meta:document-statistic meta:table-count="0" meta:image-count="0" meta:object-count="0" meta:page-count="1" meta:paragraph-count="14" meta:word-count="50" meta:character-count="988" meta:non-whitespace-character-count="953"/>
    <meta:generator>LibreOffice/7.5.5.2$Linux_X86_64 LibreOffice_project/50$Build-2</meta:generator>
  </office:meta>
</office:document-meta>
</file>